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adauk Book" svg:font-family="'Padauk Boo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0e4d9c" officeooo:paragraph-rsid="000e4d9c" style:font-weight-asian="bold" style:font-weight-complex="bold"/>
    </style:style>
    <style:style style:name="P2" style:family="paragraph" style:parent-style-name="Standard" style:list-style-name="L1">
      <style:text-properties style:font-name="Padauk Book" fo:font-size="13pt" fo:font-weight="normal" officeooo:rsid="000e4d9c" officeooo:paragraph-rsid="000e4d9c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style:font-name="Padauk Book" fo:font-size="13pt" fo:font-weight="normal" officeooo:rsid="000e4d9c" officeooo:paragraph-rsid="000e4d9c" style:font-size-asian="11.3500003814697pt" style:font-weight-asian="normal" style:font-size-complex="13pt" style:font-weight-complex="normal"/>
    </style:style>
    <style:style style:name="P4" style:family="paragraph" style:parent-style-name="Standard">
      <style:text-properties fo:color="#ce181e" style:font-name="Padauk Book" fo:font-size="13pt" fo:font-style="italic" style:text-underline-style="solid" style:text-underline-width="auto" style:text-underline-color="font-color" fo:font-weight="bold" officeooo:rsid="0010fa57" officeooo:paragraph-rsid="0010fa57" style:font-size-asian="11.3500003814697pt" style:font-style-asian="italic" style:font-weight-asian="bold" style:font-size-complex="13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221712921" text:style-name="L1">
        <text:list-item>
          <text:p text:style-name="P2">C – Red blood cells</text:p>
        </text:list-item>
        <text:list-item>
          <text:p text:style-name="P2">C – Premolars have cusps for cutting food.</text:p>
        </text:list-item>
        <text:list-item>
          <text:p text:style-name="P2">D – Roughage</text:p>
        </text:list-item>
        <text:list-item>
          <text:p text:style-name="P2">A – Bhang</text:p>
        </text:list-item>
        <text:list-item>
          <text:p text:style-name="P2">D – Vitamin D</text:p>
        </text:list-item>
        <text:list-item>
          <text:p text:style-name="P2">D – It receives deoxygenated blood<text:span text:style-name="T1"> </text:span>from the body</text:p>
        </text:list-item>
        <text:list-item>
          <text:p text:style-name="P2">B – Hay</text:p>
        </text:list-item>
        <text:list-item>
          <text:p text:style-name="P2">B – Freezing</text:p>
        </text:list-item>
        <text:list-item>
          <text:p text:style-name="P2">B – Stigma</text:p>
        </text:list-item>
        <text:list-item>
          <text:p text:style-name="P2">D – air in soil</text:p>
        </text:list-item>
        <text:list-item>
          <text:p text:style-name="P2">B – Reflection of light from a rough surface.</text:p>
        </text:list-item>
        <text:list-item>
          <text:p text:style-name="P2">D – Growth of beards</text:p>
        </text:list-item>
        <text:list-item>
          <text:p text:style-name="P2">A – At birth, 6 weeks, 10weeks, 14 weeks and 9 months</text:p>
        </text:list-item>
        <text:list-item>
          <text:p text:style-name="P2">C – Tsetse flies</text:p>
        </text:list-item>
        <text:list-item>
          <text:p text:style-name="P2">B – Bright coloured petals</text:p>
        </text:list-item>
        <text:list-item>
          <text:p text:style-name="P2">C – Maize</text:p>
        </text:list-item>
        <text:list-item>
          <text:p text:style-name="P2">D – Venus</text:p>
        </text:list-item>
        <text:list-item>
          <text:p text:style-name="P2">A – Red blood cells</text:p>
        </text:list-item>
      </text:list>
      <text:p text:style-name="P3"/>
      <text:p text:style-name="P4">Correction</text:p>
      <text:p text:style-name="P4"><text:span text:style-name="T5"/></text:p>
      <text:p text:style-name="P4"><text:span text:style-name="T5">5. B – Vitamin</text:span></text:p>
      <text:p text:style-name="P4"><text:span text:style-name="T5">8. A - Pickl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Padauk Book" svg:font-family="'Padauk Boo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0e4d9c" officeooo:paragraph-rsid="000e4d9c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MART SCORE PG 327-328(1-18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9T17:48:23.089454791</meta:creation-date>
    <dc:date>2020-06-10T16:53:08.756655853</dc:date>
    <meta:editing-duration>PT1M3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104" meta:character-count="496" meta:non-whitespace-character-count="413"/>
  </office:meta>
</office:document-meta>
</file>